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ext_20_body" style:list-style-name="L1"/>
    <style:style style:name="P4" style:family="paragraph" style:parent-style-name="Text_20_body">
      <style:text-properties officeooo:paragraph-rsid="000a9e70"/>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text-properties fo:font-size="12pt" fo:font-weight="normal" style:font-size-asian="10.5pt" style:font-weight-asian="normal" style:font-size-complex="12pt" style:font-weight-complex="normal"/>
    </style:style>
    <style:style style:name="P12" style:family="paragraph" style:parent-style-name="Text_20_body">
      <style:text-properties officeooo:rsid="000c8693" officeooo:paragraph-rsid="000c8693"/>
    </style:style>
    <style:style style:name="P13" style:family="paragraph" style:parent-style-name="Text_20_body" style:list-style-name="L14"/>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text-properties officeooo:rsid="000f15f1" officeooo:paragraph-rsid="000f15f1"/>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text-properties fo:font-size="14pt" fo:font-weight="bold" officeooo:rsid="000f15f1" officeooo:paragraph-rsid="000f15f1" style:font-size-asian="14pt" style:font-weight-asian="bold" style:font-size-complex="14pt" style:font-weight-complex="bold"/>
    </style:style>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14">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20">
      <style:paragraph-properties fo:margin-top="0cm" fo:margin-bottom="0cm" loext:contextual-spacing="false"/>
    </style:style>
    <style:style style:name="P38" style:family="paragraph" style:parent-style-name="Text_20_body" style:list-style-name="L21">
      <style:paragraph-properties fo:margin-top="0cm" fo:margin-bottom="0cm" loext:contextual-spacing="false"/>
    </style:style>
    <style:style style:name="P39" style:family="paragraph" style:parent-style-name="Text_20_body" style:list-style-name="L22">
      <style:paragraph-properties fo:margin-top="0cm" fo:margin-bottom="0cm" loext:contextual-spacing="false"/>
    </style:style>
    <style:style style:name="P40" style:family="paragraph" style:parent-style-name="Text_20_body" style:list-style-name="L23">
      <style:paragraph-properties fo:margin-top="0cm" fo:margin-bottom="0cm" loext:contextual-spacing="false"/>
    </style:style>
    <style:style style:name="P41" style:family="paragraph" style:parent-style-name="Text_20_body" style:list-style-name="L24">
      <style:paragraph-properties fo:margin-top="0cm" fo:margin-bottom="0cm" loext:contextual-spacing="false"/>
    </style:style>
    <style:style style:name="P42" style:family="paragraph" style:parent-style-name="Text_20_body" style:list-style-name="L25">
      <style:paragraph-properties fo:margin-top="0cm" fo:margin-bottom="0cm" loext:contextual-spacing="false"/>
    </style:style>
    <style:style style:name="P43" style:family="paragraph" style:parent-style-name="Text_20_body" style:list-style-name="L26">
      <style:paragraph-properties fo:margin-top="0cm" fo:margin-bottom="0cm" loext:contextual-spacing="false"/>
    </style:style>
    <style:style style:name="P44" style:family="paragraph" style:parent-style-name="Text_20_body" style:list-style-name="L27">
      <style:paragraph-properties fo:margin-top="0cm" fo:margin-bottom="0cm" loext:contextual-spacing="false"/>
    </style:style>
    <style:style style:name="T1" style:family="text">
      <style:text-properties officeooo:rsid="000a9e70"/>
    </style:style>
    <style:style style:name="T2" style:family="text">
      <style:text-properties fo:font-size="16pt" officeooo:rsid="000a9e70"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P4"><text:span text:style-name="Strong_20_Emphasis"><text:span text:style-name="T2">What is IOT?</text:span></text:span></text:p>
      <text:p text:style-name="Text_20_body"><text:span text:style-name="Strong_20_Emphasis">IoT</text:span> stands for the <text:span text:style-name="Strong_20_Emphasis">Internet of Things</text:span>, which refers to the network of physical devices—like appliances, vehicles, sensors, and more—that are connected to the internet, enabling them to collect, exchange, and share data.</text:p>
      <text:p text:style-name="Text_20_body">In simple terms, it's about making everyday objects "smart" by giving them the ability to send and receive data. This connectivity allows these devices to be controlled remotely or interact with each other without human intervention.</text:p>
      <text:p text:style-name="Text_20_body">For example:</text:p>
      <text:list xml:id="list2180078155" text:style-name="L1">
        <text:list-item>
          <text:p text:style-name="P28">A <text:span text:style-name="Strong_20_Emphasis">smart thermostat</text:span> in your home adjusts the temperature based on your preferences and learns from your behavior. </text:p>
        </text:list-item>
        <text:list-item>
          <text:p text:style-name="P28">A <text:span text:style-name="Strong_20_Emphasis">fitness tracker</text:span> monitors your steps, heart rate, and sleep patterns, sending that data to an app on your phone. </text:p>
        </text:list-item>
        <text:list-item>
          <text:p text:style-name="P3">A <text:span text:style-name="Strong_20_Emphasis">smart fridge</text:span> can notify you when you're running low on certain items or even suggest recipes based on what you have inside. </text:p>
        </text:list-item>
      </text:list>
      <text:p text:style-name="Text_20_body">IoT is becoming increasingly important in sectors like healthcare, agriculture, manufacturing, and smart cities. Would you like to know more about any specific application of IoT?</text:p>
      <text:p text:style-name="P2"/>
      <text:p text:style-name="P2">Can you Make IOT Product without Cloud?</text:p>
      <text:p text:style-name="P2"/>
      <text:p text:style-name="P11">Yes, you can create an IoT product <text:span text:style-name="Strong_20_Emphasis">without relying on the cloud</text:span>. While cloud-based IoT solutions are popular because they allow for easy data storage, remote access, and scalability, you can build IoT systems that operate without sending data to the cloud.</text:p>
      <text:p text:style-name="Text_20_body">Here are a few ways to do it:</text:p>
      <text:h text:style-name="Heading_20_3" text:outline-level="3">1. <text:span text:style-name="Strong_20_Emphasis">Local Communication (Edge Computing)</text:span>:</text:h>
      <text:list xml:id="list3853097833" text:style-name="L2">
        <text:list-item>
          <text:p text:style-name="P29">In this case, devices communicate with each other or a local hub directly, without the need to send data to the cloud. </text:p>
        </text:list-item>
        <text:list-item>
          <text:p text:style-name="P29"><text:span text:style-name="Strong_20_Emphasis">Example</text:span>: Smart home devices like lights, thermostats, or locks that communicate directly with a local hub (e.g., a Raspberry Pi or a dedicated controller). The hub can process the data locally and take actions without involving the cloud. </text:p>
        </text:list-item>
        <text:list-item>
          <text:p text:style-name="P5"><text:span text:style-name="Strong_20_Emphasis">Benefits</text:span>: Faster response times, reduced dependency on internet connectivity, and enhanced privacy (since data doesn't leave your local network). </text:p>
        </text:list-item>
      </text:list>
      <text:h text:style-name="Heading_20_3" text:outline-level="3">2. <text:span text:style-name="Strong_20_Emphasis">Offline Mode with Local Storage</text:span>:</text:h>
      <text:list xml:id="list1707030616" text:style-name="L3">
        <text:list-item>
          <text:p text:style-name="P30">Devices can store data locally (in memory, SD cards, etc.) and can be programmed to process or analyze the data without sending it anywhere. You can retrieve the data manually or periodically transfer it to a computer or another device. </text:p>
        </text:list-item>
        <text:list-item>
          <text:p text:style-name="P30"><text:span text:style-name="Strong_20_Emphasis">Example</text:span>: A soil moisture sensor in a farm that logs data locally and triggers watering systems without needing an internet connection. Data can be retrieved later via USB or direct connection. </text:p>
        </text:list-item>
        <text:list-item>
          <text:p text:style-name="P6"><text:soft-page-break/><text:span text:style-name="Strong_20_Emphasis">Benefits</text:span>: Works in environments with no or limited internet connectivity, and the system is not reliant on an external service. </text:p>
        </text:list-item>
      </text:list>
      <text:h text:style-name="Heading_20_3" text:outline-level="3">3. <text:span text:style-name="Strong_20_Emphasis">Direct Device-to-Device Communication (P2P)</text:span>:</text:h>
      <text:list xml:id="list3761121409" text:style-name="L4">
        <text:list-item>
          <text:p text:style-name="P31">Devices can communicate directly with each other using protocols like Bluetooth, Zigbee, or Wi-Fi Direct, without needing the cloud. This is often referred to as "peer-to-peer" (P2P) communication. </text:p>
        </text:list-item>
        <text:list-item>
          <text:p text:style-name="P31"><text:span text:style-name="Strong_20_Emphasis">Example</text:span>: A Bluetooth-enabled fitness tracker that syncs directly with your phone, or a smart lock that communicates with your phone using Wi-Fi Direct. </text:p>
        </text:list-item>
        <text:list-item>
          <text:p text:style-name="P7"><text:span text:style-name="Strong_20_Emphasis">Benefits</text:span>: Devices can function independently and interact without internet or cloud dependency, making them more resilient and potentially more secure. </text:p>
        </text:list-item>
      </text:list>
      <text:h text:style-name="Heading_20_3" text:outline-level="3">4. <text:span text:style-name="Strong_20_Emphasis">Edge Computing Devices</text:span>:</text:h>
      <text:list xml:id="list318233572" text:style-name="L5">
        <text:list-item>
          <text:p text:style-name="P32">In edge computing, data is processed near the source of data (at the "edge" of the network) rather than being sent to the cloud. This means that the device or a local gateway processes the data, makes decisions, and takes actions without the cloud. </text:p>
        </text:list-item>
        <text:list-item>
          <text:p text:style-name="P32"><text:span text:style-name="Strong_20_Emphasis">Example</text:span>: A smart camera that detects motion and can trigger a local alarm without relying on a cloud server. </text:p>
        </text:list-item>
        <text:list-item>
          <text:p text:style-name="P8"><text:span text:style-name="Strong_20_Emphasis">Benefits</text:span>: Reduced latency, less data transfer, and better performance in real-time applications. </text:p>
        </text:list-item>
      </text:list>
      <text:h text:style-name="Heading_20_3" text:outline-level="3">5. <text:span text:style-name="Strong_20_Emphasis">Wi-Fi-Only or Local Network Solutions</text:span>:</text:h>
      <text:list xml:id="list1349845757" text:style-name="L6">
        <text:list-item>
          <text:p text:style-name="P33">For some IoT products, the devices can operate on a local Wi-Fi network, and you can control them through a mobile app or software without the need for cloud connectivity. </text:p>
        </text:list-item>
        <text:list-item>
          <text:p text:style-name="P33"><text:span text:style-name="Strong_20_Emphasis">Example</text:span>: A local home automation system where your devices (lights, thermostats, security cameras) communicate with each other through your local Wi-Fi network, and you can control them through a mobile app that connects directly to the network. </text:p>
        </text:list-item>
        <text:list-item>
          <text:p text:style-name="P9"><text:span text:style-name="Strong_20_Emphasis">Benefits</text:span>: Full control of your devices within your local network, enhanced security and privacy, and lower data usage. </text:p>
        </text:list-item>
      </text:list>
      <text:h text:style-name="Heading_20_3" text:outline-level="3">Key Considerations When Building IoT Without Cloud:</text:h>
      <text:list xml:id="list4229704862" text:style-name="L7">
        <text:list-item>
          <text:p text:style-name="P34"><text:span text:style-name="Strong_20_Emphasis">Security</text:span>: Make sure your local network is secured (strong passwords, encryption, etc.) to prevent unauthorized access to your IoT devices. </text:p>
        </text:list-item>
        <text:list-item>
          <text:p text:style-name="P34"><text:span text:style-name="Strong_20_Emphasis">Data Storage</text:span>: Plan for local storage if your devices need to store significant amounts of data over time. </text:p>
        </text:list-item>
        <text:list-item>
          <text:p text:style-name="P34"><text:span text:style-name="Strong_20_Emphasis">Power Consumption</text:span>: Some IoT devices rely on battery power, so ensuring efficient data processing and communication methods is crucial for long-lasting performance. </text:p>
        </text:list-item>
        <text:list-item>
          <text:p text:style-name="P10"><text:span text:style-name="Strong_20_Emphasis">Scalability</text:span>: Without the cloud, scaling your system may require more hardware and manual configuration to connect more devices. </text:p>
        </text:list-item>
      </text:list>
      <text:h text:style-name="Heading_20_3" text:outline-level="3">Conclusion:</text:h>
      <text:p text:style-name="Text_20_body">While cloud-based IoT solutions are widely used for their scalability and remote capabilities, building IoT systems without the cloud is entirely possible. Local processing, peer-to-peer <text:soft-page-break/>communication, and offline modes allow devices to function independently and provide solutions in environments where the internet is unavailable or unwanted.</text:p>
      <text:p text:style-name="Text_20_body"/>
      <text:p text:style-name="Text_20_body"/>
      <text:p text:style-name="P12">Example:</text:p>
      <text:p text:style-name="P12">implementation:</text:p>
      <text:p text:style-name="P12"><text:tab/>Reading a Temperature live using Raspberry pi submit the data to website having a database, storing the data in the database, using html to extract the data and display on page.</text:p>
      <text:p text:style-name="Text_20_body">Overview:</text:p>
      <text:p text:style-name="Text_20_body"/>
      <text:p text:style-name="Text_20_body"><text:s text:c="4"/>Goal: Read temperature from a sensor connected to a Raspberry Pi, store the data in a database, and display it on a webpage.</text:p>
      <text:p text:style-name="Text_20_body"><text:s text:c="4"/>Components:</text:p>
      <text:p text:style-name="Text_20_body"><text:s text:c="8"/>Raspberry Pi (for data collection)</text:p>
      <text:p text:style-name="Text_20_body"><text:s text:c="8"/>Temperature sensor (e.g., DHT11 or DHT22)</text:p>
      <text:p text:style-name="Text_20_body"><text:s text:c="8"/>Database (MySQL or SQLite)</text:p>
      <text:p text:style-name="Text_20_body"><text:s text:c="8"/>Web server (Flask + HTML)</text:p>
      <text:p text:style-name="Text_20_body"><text:s text:c="8"/>Python (for reading data from the sensor and interacting with the database)</text:p>
      <text:p text:style-name="Text_20_body"/>
      <text:p text:style-name="Text_20_body">Step 1: Setting up the Raspberry Pi</text:p>
      <text:p text:style-name="Text_20_body">1.1 Install Raspberry Pi OS:</text:p>
      <text:p text:style-name="Text_20_body"/>
      <text:p text:style-name="Text_20_body"><text:s text:c="4"/>If you haven't already, install Raspberry Pi OS on your Raspberry Pi and make sure it’s connected to the internet.</text:p>
      <text:p text:style-name="Text_20_body"/>
      <text:p text:style-name="Text_20_body">1.2 Install Dependencies:</text:p>
      <text:p text:style-name="Text_20_body"/>
      <text:p text:style-name="Text_20_body">You will need Python libraries to interact with the temperature sensor and database.</text:p>
      <text:p text:style-name="Text_20_body"/>
      <text:p text:style-name="Text_20_body"><text:s text:c="4"/>Update and Install Python Pip:</text:p>
      <text:p text:style-name="Text_20_body"/>
      <text:p text:style-name="Text_20_body">sudo apt update</text:p>
      <text:p text:style-name="Text_20_body">sudo apt install python3-pip</text:p>
      <text:p text:style-name="Text_20_body"><text:soft-page-break/></text:p>
      <text:p text:style-name="Text_20_body">Install Required Libraries:</text:p>
      <text:p text:style-name="Text_20_body"/>
      <text:p text:style-name="Text_20_body"><text:s text:c="4"/>For reading data from the DHT11/DHT22 sensor:</text:p>
      <text:p text:style-name="Text_20_body"/>
      <text:p text:style-name="Text_20_body">sudo pip3 install Adafruit-DHT</text:p>
      <text:p text:style-name="Text_20_body"/>
      <text:p text:style-name="Text_20_body"><text:s text:c="4"/>For interacting with MySQL:</text:p>
      <text:p text:style-name="Text_20_body"/>
      <text:p text:style-name="Text_20_body"><text:s text:c="4"/>sudo pip3 install mysql-connector-python</text:p>
      <text:p text:style-name="Text_20_body"/>
      <text:p text:style-name="Text_20_body">Step 2: Connect the Temperature Sensor</text:p>
      <text:p text:style-name="Text_20_body">2.1 Connect the DHT11/DHT22 Sensor to Raspberry Pi:</text:p>
      <text:p text:style-name="Text_20_body"/>
      <text:p text:style-name="Text_20_body"><text:s text:c="4"/>Pin Configuration:</text:p>
      <text:p text:style-name="Text_20_body"><text:s text:c="8"/>VCC → 5V or 3.3V (depending on your sensor)</text:p>
      <text:p text:style-name="Text_20_body"><text:s text:c="8"/>GND → Ground</text:p>
      <text:p text:style-name="Text_20_body"><text:s text:c="8"/>DATA → GPIO17 (or any available GPIO pin)</text:p>
      <text:p text:style-name="Text_20_body"><text:s text:c="8"/>Use a 10kΩ pull-up resistor between the DATA pin and the VCC pin.</text:p>
      <text:p text:style-name="Text_20_body"/>
      <text:p text:style-name="Text_20_body">Step 3: Reading Temperature Data from the Sensor</text:p>
      <text:p text:style-name="Text_20_body">3.1 Create a Python Script to Read the Temperature:</text:p>
      <text:p text:style-name="Text_20_body"/>
      <text:p text:style-name="Text_20_body">Create a Python script (read_temp.py) to read the temperature and humidity from the sensor using the Adafruit_DHT library.</text:p>
      <text:p text:style-name="Text_20_body"/>
      <text:p text:style-name="Text_20_body">import Adafruit_DHT</text:p>
      <text:p text:style-name="Text_20_body"/>
      <text:p text:style-name="Text_20_body"># Set sensor type and GPIO pin</text:p>
      <text:p text:style-name="Text_20_body">sensor = Adafruit_DHT.DHT22</text:p>
      <text:p text:style-name="Text_20_body">pin = 17 <text:s/># GPIO17 (You can choose any GPIO pin)</text:p>
      <text:p text:style-name="Text_20_body"/>
      <text:p text:style-name="Text_20_body"><text:soft-page-break/># Reading humidity and temperature</text:p>
      <text:p text:style-name="Text_20_body">humidity, temperature = Adafruit_DHT.read_retry(sensor, pin)</text:p>
      <text:p text:style-name="Text_20_body"/>
      <text:p text:style-name="Text_20_body">if humidity is not None and temperature is not None:</text:p>
      <text:p text:style-name="Text_20_body"><text:s text:c="4"/>print(f'Temperature: {temperature:.2f}°C')</text:p>
      <text:p text:style-name="Text_20_body"><text:s text:c="4"/>print(f'Humidity: {humidity:.2f}%')</text:p>
      <text:p text:style-name="Text_20_body">else:</text:p>
      <text:p text:style-name="Text_20_body"><text:s text:c="4"/>print("Failed to retrieve data from the sensor.")</text:p>
      <text:p text:style-name="Text_20_body"/>
      <text:p text:style-name="Text_20_body">3.2 Test the Sensor:</text:p>
      <text:p text:style-name="Text_20_body"/>
      <text:p text:style-name="Text_20_body">Run the script to check if it correctly reads the temperature and humidity.</text:p>
      <text:p text:style-name="Text_20_body"/>
      <text:p text:style-name="Text_20_body">python3 read_temp.py</text:p>
      <text:p text:style-name="Text_20_body"/>
      <text:p text:style-name="Text_20_body">If the sensor is working, you should see output like:</text:p>
      <text:p text:style-name="Text_20_body"/>
      <text:p text:style-name="Text_20_body">Temperature: 25.00°C</text:p>
      <text:p text:style-name="Text_20_body">Humidity: 60.00%</text:p>
      <text:p text:style-name="Text_20_body"/>
      <text:p text:style-name="Text_20_body">Step 4: Set Up the Database (MySQL)</text:p>
      <text:p text:style-name="Text_20_body">4.1 Install MySQL:</text:p>
      <text:p text:style-name="Text_20_body"/>
      <text:p text:style-name="Text_20_body">If you don’t have MySQL installed on your Raspberry Pi, install it:</text:p>
      <text:p text:style-name="Text_20_body"/>
      <text:p text:style-name="Text_20_body">sudo apt-get install mysql-server</text:p>
      <text:p text:style-name="Text_20_body"/>
      <text:p text:style-name="Text_20_body">4.2 Create a Database:</text:p>
      <text:p text:style-name="Text_20_body"/>
      <text:p text:style-name="Text_20_body"><text:s text:c="4"/>Log into MySQL:</text:p>
      <text:p text:style-name="Text_20_body"/>
      <text:p text:style-name="Text_20_body">sudo mysql -u root -p</text:p>
      <text:p text:style-name="Text_20_body"><text:soft-page-break/></text:p>
      <text:p text:style-name="Text_20_body">Create a new database and table to store the temperature readings:</text:p>
      <text:p text:style-name="Text_20_body"/>
      <text:p text:style-name="Text_20_body"><text:s text:c="4"/>CREATE DATABASE temp_data;</text:p>
      <text:p text:style-name="Text_20_body"><text:s text:c="4"/>USE temp_data;</text:p>
      <text:p text:style-name="Text_20_body"/>
      <text:p text:style-name="Text_20_body"><text:s text:c="4"/>CREATE TABLE readings (</text:p>
      <text:p text:style-name="Text_20_body"><text:s text:c="8"/>id INT AUTO_INCREMENT PRIMARY KEY,</text:p>
      <text:p text:style-name="Text_20_body"><text:s text:c="8"/>temperature FLOAT NOT NULL,</text:p>
      <text:p text:style-name="Text_20_body"><text:s text:c="8"/>humidity FLOAT NOT NULL,</text:p>
      <text:p text:style-name="Text_20_body"><text:s text:c="8"/>timestamp TIMESTAMP DEFAULT CURRENT_TIMESTAMP</text:p>
      <text:p text:style-name="Text_20_body"><text:s text:c="4"/>);</text:p>
      <text:p text:style-name="Text_20_body"/>
      <text:p text:style-name="Text_20_body">Step 5: Insert Data into the Database</text:p>
      <text:p text:style-name="Text_20_body">5.1 Create Python Script to Insert Data:</text:p>
      <text:p text:style-name="Text_20_body"/>
      <text:p text:style-name="Text_20_body">Create a Python script (store_temp.py) that reads the temperature from the sensor and inserts it into the MySQL database.</text:p>
      <text:p text:style-name="Text_20_body"/>
      <text:p text:style-name="Text_20_body">import Adafruit_DHT</text:p>
      <text:p text:style-name="Text_20_body">import mysql.connector</text:p>
      <text:p text:style-name="Text_20_body"/>
      <text:p text:style-name="Text_20_body"># Set sensor and GPIO pin</text:p>
      <text:p text:style-name="Text_20_body">sensor = Adafruit_DHT.DHT22</text:p>
      <text:p text:style-name="Text_20_body">pin = 17</text:p>
      <text:p text:style-name="Text_20_body"/>
      <text:p text:style-name="Text_20_body"># Connect to the MySQL database</text:p>
      <text:p text:style-name="Text_20_body">db = mysql.connector.connect(</text:p>
      <text:p text:style-name="Text_20_body"><text:s text:c="4"/>host="localhost",</text:p>
      <text:p text:style-name="Text_20_body"><text:s text:c="4"/>user="root",</text:p>
      <text:p text:style-name="Text_20_body"><text:s text:c="4"/>password="your_password", <text:s/># Replace with your MySQL password</text:p>
      <text:p text:style-name="Text_20_body"><text:s text:c="4"/>database="temp_data"</text:p>
      <text:p text:style-name="Text_20_body"><text:soft-page-break/>)</text:p>
      <text:p text:style-name="Text_20_body">cursor = db.cursor()</text:p>
      <text:p text:style-name="Text_20_body"/>
      <text:p text:style-name="Text_20_body"># Read temperature and humidity from the sensor</text:p>
      <text:p text:style-name="Text_20_body">humidity, temperature = Adafruit_DHT.read_retry(sensor, pin)</text:p>
      <text:p text:style-name="Text_20_body"/>
      <text:p text:style-name="Text_20_body">if humidity is not None and temperature is not None:</text:p>
      <text:p text:style-name="Text_20_body"><text:s text:c="4"/># Insert data into the database</text:p>
      <text:p text:style-name="Text_20_body"><text:s text:c="4"/>cursor.execute(</text:p>
      <text:p text:style-name="Text_20_body"><text:s text:c="8"/>"INSERT INTO readings (temperature, humidity) VALUES (%s, %s)",</text:p>
      <text:p text:style-name="Text_20_body"><text:s text:c="8"/>(temperature, humidity)</text:p>
      <text:p text:style-name="Text_20_body"><text:s text:c="4"/>)</text:p>
      <text:p text:style-name="Text_20_body"><text:s text:c="4"/>db.commit()</text:p>
      <text:p text:style-name="Text_20_body"><text:s text:c="4"/>print(f"Data inserted: Temperature: {temperature}°C, Humidity: {humidity}%")</text:p>
      <text:p text:style-name="Text_20_body">else:</text:p>
      <text:p text:style-name="Text_20_body"><text:s text:c="4"/>print("Failed to retrieve data from the sensor.")</text:p>
      <text:p text:style-name="Text_20_body"/>
      <text:p text:style-name="Text_20_body"># Close the database connection</text:p>
      <text:p text:style-name="Text_20_body">cursor.close()</text:p>
      <text:p text:style-name="Text_20_body">db.close()</text:p>
      <text:p text:style-name="Text_20_body"/>
      <text:p text:style-name="Text_20_body">5.2 Run the Script:</text:p>
      <text:p text:style-name="Text_20_body"/>
      <text:p text:style-name="Text_20_body">Test the script by running it:</text:p>
      <text:p text:style-name="Text_20_body"/>
      <text:p text:style-name="Text_20_body">python3 store_temp.py</text:p>
      <text:p text:style-name="Text_20_body"/>
      <text:p text:style-name="Text_20_body">This will insert a new temperature and humidity reading into your database.</text:p>
      <text:p text:style-name="Text_20_body">Step 6: Set Up the Web Server</text:p>
      <text:p text:style-name="Text_20_body">6.1 Install Flask:</text:p>
      <text:p text:style-name="Text_20_body"/>
      <text:p text:style-name="Text_20_body">Flask is a lightweight Python web framework. Install it using pip:</text:p>
      <text:p text:style-name="Text_20_body"><text:soft-page-break/></text:p>
      <text:p text:style-name="Text_20_body">pip3 install flask</text:p>
      <text:p text:style-name="Text_20_body"/>
      <text:p text:style-name="Text_20_body">6.2 Create Flask Web Application:</text:p>
      <text:p text:style-name="Text_20_body"/>
      <text:p text:style-name="Text_20_body">Create a new Python file (app.py) to run the Flask web server, retrieve data from the database, and display it on the webpage.</text:p>
      <text:p text:style-name="Text_20_body"/>
      <text:p text:style-name="Text_20_body">from flask import Flask, render_template</text:p>
      <text:p text:style-name="Text_20_body">import mysql.connector</text:p>
      <text:p text:style-name="Text_20_body"/>
      <text:p text:style-name="Text_20_body">app = Flask(__name__)</text:p>
      <text:p text:style-name="Text_20_body"/>
      <text:p text:style-name="Text_20_body">@app.route('/')</text:p>
      <text:p text:style-name="Text_20_body">def index():</text:p>
      <text:p text:style-name="Text_20_body"><text:s text:c="4"/># Connect to the MySQL database</text:p>
      <text:p text:style-name="Text_20_body"><text:s text:c="4"/>db = mysql.connector.connect(</text:p>
      <text:p text:style-name="Text_20_body"><text:s text:c="8"/>host="localhost",</text:p>
      <text:p text:style-name="Text_20_body"><text:s text:c="8"/>user="root",</text:p>
      <text:p text:style-name="Text_20_body"><text:s text:c="8"/>password="your_password", <text:s/># Replace with your MySQL password</text:p>
      <text:p text:style-name="Text_20_body"><text:s text:c="8"/>database="temp_data"</text:p>
      <text:p text:style-name="Text_20_body"><text:s text:c="4"/>)</text:p>
      <text:p text:style-name="Text_20_body"><text:s text:c="4"/>cursor = db.cursor()</text:p>
      <text:p text:style-name="Text_20_body"/>
      <text:p text:style-name="Text_20_body"><text:s text:c="4"/># Retrieve the latest temperature and humidity data</text:p>
      <text:p text:style-name="Text_20_body"><text:s text:c="4"/>cursor.execute("SELECT temperature, humidity, timestamp FROM readings ORDER BY timestamp DESC LIMIT 1")</text:p>
      <text:p text:style-name="Text_20_body"><text:s text:c="4"/>data = cursor.fetchone()</text:p>
      <text:p text:style-name="Text_20_body"/>
      <text:p text:style-name="Text_20_body"><text:s text:c="4"/>cursor.close()</text:p>
      <text:p text:style-name="Text_20_body"><text:s text:c="4"/>db.close()</text:p>
      <text:p text:style-name="Text_20_body"/>
      <text:p text:style-name="Text_20_body"><text:soft-page-break/><text:s text:c="4"/>if data:</text:p>
      <text:p text:style-name="Text_20_body"><text:s text:c="8"/>temperature, humidity, timestamp = data</text:p>
      <text:p text:style-name="Text_20_body"><text:s text:c="8"/>return render_template('index.html', temperature=temperature, humidity=humidity, timestamp=timestamp)</text:p>
      <text:p text:style-name="Text_20_body"><text:s text:c="4"/>else:</text:p>
      <text:p text:style-name="Text_20_body"><text:s text:c="8"/>return "No data available"</text:p>
      <text:p text:style-name="Text_20_body"/>
      <text:p text:style-name="Text_20_body">if __name__ == '__main__':</text:p>
      <text:p text:style-name="Text_20_body"><text:s text:c="4"/>app.run(host='0.0.0.0', port=5000)</text:p>
      <text:p text:style-name="Text_20_body"/>
      <text:p text:style-name="Text_20_body">6.3 Create HTML Template:</text:p>
      <text:p text:style-name="Text_20_body"/>
      <text:p text:style-name="Text_20_body">Create a folder called templates in the same directory as app.py. Inside templates, create an HTML file (index.html) to display the data.</text:p>
      <text:p text:style-name="Text_20_body"/>
      <text:p text:style-name="Text_20_body">&lt;!DOCTYPE html&gt;</text:p>
      <text:p text:style-name="Text_20_body">&lt;html lang="en"&gt;</text:p>
      <text:p text:style-name="Text_20_body">&lt;head&gt;</text:p>
      <text:p text:style-name="Text_20_body"><text:s text:c="4"/>&lt;meta charset="UTF-8"&gt;</text:p>
      <text:p text:style-name="Text_20_body"><text:s text:c="4"/>&lt;meta name="viewport" content="width=device-width, initial-scale=1.0"&gt;</text:p>
      <text:p text:style-name="Text_20_body"><text:s text:c="4"/>&lt;title&gt;Temperature Data&lt;/title&gt;</text:p>
      <text:p text:style-name="Text_20_body">&lt;/head&gt;</text:p>
      <text:p text:style-name="Text_20_body">&lt;body&gt;</text:p>
      <text:p text:style-name="Text_20_body"><text:s text:c="4"/>&lt;h1&gt;Temperature and Humidity Data&lt;/h1&gt;</text:p>
      <text:p text:style-name="Text_20_body"><text:s text:c="4"/>&lt;p&gt;Temperature: {{ temperature }}°C&lt;/p&gt;</text:p>
      <text:p text:style-name="Text_20_body"><text:s text:c="4"/>&lt;p&gt;Humidity: {{ humidity }}%&lt;/p&gt;</text:p>
      <text:p text:style-name="Text_20_body"><text:s text:c="4"/>&lt;p&gt;Timestamp: {{ timestamp }}&lt;/p&gt;</text:p>
      <text:p text:style-name="Text_20_body">&lt;/body&gt;</text:p>
      <text:p text:style-name="Text_20_body">&lt;/html&gt;</text:p>
      <text:p text:style-name="Text_20_body"/>
      <text:p text:style-name="Text_20_body">Step 7: Running the Web Server</text:p>
      <text:p text:style-name="Text_20_body">7.1 Run Flask Server:</text:p>
      <text:p text:style-name="Text_20_body"><text:soft-page-break/></text:p>
      <text:p text:style-name="Text_20_body">Start the Flask server by running the following command:</text:p>
      <text:p text:style-name="Text_20_body"/>
      <text:p text:style-name="Text_20_body">python3 app.py</text:p>
      <text:p text:style-name="Text_20_body"/>
      <text:p text:style-name="Text_20_body">The server will start running on http://&lt;raspberry_pi_ip&gt;:5000. Open this address in a web browser to view the temperature and humidity data in real-time.</text:p>
      <text:p text:style-name="Text_20_body">Step 8: Scheduling Data Collection (Optional)</text:p>
      <text:p text:style-name="Text_20_body"/>
      <text:p text:style-name="Text_20_body">To make the Raspberry Pi read the temperature and store the data periodically, you can use cron jobs:</text:p>
      <text:p text:style-name="Text_20_body"/>
      <text:p text:style-name="Text_20_body"><text:s text:c="4"/>Open the crontab editor:</text:p>
      <text:p text:style-name="Text_20_body"/>
      <text:p text:style-name="Text_20_body">crontab -e</text:p>
      <text:p text:style-name="Text_20_body"/>
      <text:p text:style-name="Text_20_body">Add a cron job to run the store_temp.py script every minute:</text:p>
      <text:p text:style-name="Text_20_body"/>
      <text:p text:style-name="Text_20_body"><text:s text:c="4"/>* * * * * /usr/bin/python3 /path/to/store_temp.py</text:p>
      <text:p text:style-name="Text_20_body"/>
      <text:p text:style-name="Text_20_body">This will execute the script every minute and store the new data in the database.</text:p>
      <text:p text:style-name="Text_20_body">Final Thoughts</text:p>
      <text:p text:style-name="Text_20_body"/>
      <text:p text:style-name="Text_20_body">In this IoT project, you:</text:p>
      <text:p text:style-name="Text_20_body"/>
      <text:p text:style-name="Text_20_body"><text:s text:c="4"/>Connected a temperature sensor to the Raspberry Pi.</text:p>
      <text:p text:style-name="Text_20_body"><text:s text:c="4"/>Created a Python script to read data from the sensor.</text:p>
      <text:p text:style-name="Text_20_body"><text:s text:c="4"/>Stored the data in a MySQL database.</text:p>
      <text:p text:style-name="Text_20_body"><text:s text:c="4"/>Set up a Flask web server to display the data on a web page using HTML templates.</text:p>
      <text:p text:style-name="Text_20_body"><text:s text:c="4"/>Optionally, scheduled the data collection using cron jobs.</text:p>
      <text:p text:style-name="Text_20_body"/>
      <text:p text:style-name="Text_20_body"><text:soft-page-break/>This is a simple and effective way to build an IoT product with a Raspberry Pi that collects and displays temperature data. You can enhance it further by adding more sensors, sending data to external services, or setting up more advanced front-end displays.</text:p>
      <text:p text:style-name="Text_20_body"/>
      <text:p text:style-name="P19">What is Python?</text:p>
      <text:p text:style-name="P17"/>
      <text:p text:style-name="P11">Python is a high-level, interpreted programming language known for its simplicity and readability. It was created by Guido van Rossum and first released in 1991. Python's design philosophy emphasizes code readability, allowing developers to write clear and logical code for small and large-scale projects.</text:p>
      <text:p text:style-name="P11"/>
      <text:p text:style-name="P11">Here are some key features of Python:</text:p>
      <text:p text:style-name="P11">1. Easy to Learn and Use</text:p>
      <text:p text:style-name="P11"/>
      <text:p text:style-name="P11"><text:s text:c="4"/>Python has a very simple and clean syntax, making it an excellent choice for beginners. The code is intuitive, and the use of indentation instead of braces makes it more readable.</text:p>
      <text:p text:style-name="P11"/>
      <text:p text:style-name="P11">2. Interpreted Language</text:p>
      <text:p text:style-name="P11"/>
      <text:p text:style-name="P11"><text:s text:c="4"/>Python is an interpreted language, meaning the code is executed line-by-line. This makes it easier to test and debug since you don’t need to compile the code first.</text:p>
      <text:p text:style-name="P11"/>
      <text:p text:style-name="P11">3. Dynamically Typed</text:p>
      <text:p text:style-name="P11"/>
      <text:p text:style-name="P11"><text:s text:c="4"/>Python doesn’t require explicit type definitions, meaning variables can change types during runtime. This makes coding faster but can sometimes lead to errors that aren’t detected until the code is run.</text:p>
      <text:p text:style-name="P11"/>
      <text:p text:style-name="P11">4. Versatile and Cross-Platform</text:p>
      <text:p text:style-name="P11"/>
      <text:p text:style-name="P11"><text:s text:c="4"/>Python can be run on various operating systems, such as Windows, macOS, and Linux. You can write a Python program on one platform and run it on another with minimal changes.</text:p>
      <text:p text:style-name="P11"/>
      <text:p text:style-name="P11">5. Extensive Standard Library</text:p>
      <text:p text:style-name="P11"/>
      <text:p text:style-name="P11"><text:soft-page-break/><text:s text:c="4"/>Python comes with a large standard library that provides modules for various tasks, such as file handling, data manipulation, web development, and more. This means you don't need to write code from scratch for many common tasks.</text:p>
      <text:p text:style-name="P11"/>
      <text:p text:style-name="P11">6. Object-Oriented and Functional</text:p>
      <text:p text:style-name="P11"/>
      <text:p text:style-name="P11"><text:s text:c="4"/>Python supports object-oriented programming (OOP), allowing you to organize code into reusable classes and objects. It also supports functional programming, giving you the ability to use functions as first-class objects.</text:p>
      <text:p text:style-name="P11"/>
      <text:p text:style-name="P11">7. Wide Range of Applications</text:p>
      <text:p text:style-name="P11"/>
      <text:p text:style-name="P11"><text:s text:c="4"/>Web Development: Python is used with frameworks like Django and Flask to build websites.</text:p>
      <text:p text:style-name="P11"><text:s text:c="4"/>Data Science and Machine Learning: Libraries like Pandas, NumPy, TensorFlow, and Scikit-learn make Python one of the most popular languages in data analysis and AI development.</text:p>
      <text:p text:style-name="P11"><text:s text:c="4"/>Automation and Scripting: Python is often used for writing automation scripts for tasks like web scraping, file manipulation, and system administration.</text:p>
      <text:p text:style-name="P11"><text:s text:c="4"/>Game Development: Libraries like Pygame are used to create simple games.</text:p>
      <text:p text:style-name="P11"><text:s text:c="4"/>Embedded Systems: Python is used on microcontrollers and single-board computers like the Raspberry Pi for various IoT projects.</text:p>
      <text:p text:style-name="P11"/>
      <text:p text:style-name="P11">8. Large Community and Ecosystem</text:p>
      <text:p text:style-name="P11"/>
      <text:p text:style-name="P11"><text:s text:c="4"/>Python has a massive, active community of developers who contribute to a wide range of open-source libraries and frameworks. This means there’s a lot of support, documentation, and resources available for learning and troubleshooting.</text:p>
      <text:p text:style-name="P11"/>
      <text:p text:style-name="P11">Example of Python Code:</text:p>
      <text:p text:style-name="P11"/>
      <text:p text:style-name="P11"># A simple Python program to print "Hello, World!" and add two numbers</text:p>
      <text:p text:style-name="P11">def add_numbers(a, b):</text:p>
      <text:p text:style-name="P11"><text:s text:c="4"/>return a + b</text:p>
      <text:p text:style-name="P11"/>
      <text:p text:style-name="P11">print("Hello, World!")</text:p>
      <text:p text:style-name="P11">result = add_numbers(10, 20)</text:p>
      <text:p text:style-name="P11"><text:soft-page-break/>print(f"The result of adding 10 and 20 is: {result}")</text:p>
      <text:p text:style-name="P11"/>
      <text:p text:style-name="P11">In this example:</text:p>
      <text:p text:style-name="P11"/>
      <text:p text:style-name="P11"><text:s text:c="4"/>We define a function add_numbers() that takes two arguments, adds them, and returns the result.</text:p>
      <text:p text:style-name="P11"><text:s text:c="4"/>We print "Hello, World!" and the result of adding 10 and 20.</text:p>
      <text:p text:style-name="P11"/>
      <text:p text:style-name="P11">Why Use Python?</text:p>
      <text:p text:style-name="P11"/>
      <text:p text:style-name="P11"><text:s text:c="4"/>Beginner-Friendly: Python’s readable syntax and simplicity make it an excellent choice for newcomers.</text:p>
      <text:p text:style-name="P11"><text:s text:c="4"/>Rapid Development: Python allows developers to quickly prototype and develop applications.</text:p>
      <text:p text:style-name="P11"><text:s text:c="4"/>Versatile: Python is used for a variety of applications across different domains, from web development to machine learning.</text:p>
      <text:p text:style-name="P11"/>
      <text:p text:style-name="P11">Python has become one of the most popular programming languages in the world, used by companies like Google, Facebook, NASA, and many others for a wide range of tasks.</text:p>
      <text:p text:style-name="P11"/>
      <text:h text:style-name="P1" text:outline-level="3">Introduction to IoT (Internet of Things) Tools</text:h>
      <text:p text:style-name="P18"/>
      <text:p text:style-name="Text_20_body">The <text:span text:style-name="Strong_20_Emphasis">Internet of Things (IoT)</text:span> refers to the network of physical devices that connect and exchange data through the internet. These devices include everything from home appliances (smart thermostats, refrigerators) to industrial machines, wearables, and vehicles. IoT solutions are powered by various tools and platforms that help with data collection, device management, communication, and analytics.</text:p>
      <text:p text:style-name="Text_20_body">Here is an overview of some of the essential <text:span text:style-name="Strong_20_Emphasis">IoT tools</text:span>:</text:p>
      <text:p text:style-name="Horizontal_20_Line"/>
      <text:h text:style-name="Heading_20_3" text:outline-level="3">1. <text:span text:style-name="Strong_20_Emphasis">IoT Development Platforms</text:span></text:h>
      <text:p text:style-name="Text_20_body">IoT development platforms provide the necessary environment to design, build, and deploy IoT applications.</text:p>
      <text:h text:style-name="Heading_20_4" text:outline-level="4">Examples:</text:h>
      <text:list xml:id="list3841402494" text:style-name="L20">
        <text:list-item>
          <text:p text:style-name="P20"><text:span text:style-name="Strong_20_Emphasis">Arduino IDE</text:span>:</text:p>
          <text:list>
            <text:list-item>
              <text:p text:style-name="P37"><text:soft-page-break/>Arduino is a popular platform for prototyping IoT solutions. The <text:span text:style-name="Strong_20_Emphasis">Arduino IDE</text:span> allows you to write and upload code to Arduino boards, such as <text:span text:style-name="Strong_20_Emphasis">Arduino Uno</text:span>, <text:span text:style-name="Strong_20_Emphasis">Arduino Nano</text:span>, and others. </text:p>
            </text:list-item>
            <text:list-item>
              <text:p text:style-name="P37">It supports sensors, actuators, and communication protocols like <text:span text:style-name="Strong_20_Emphasis">Bluetooth</text:span>, <text:span text:style-name="Strong_20_Emphasis">Wi-Fi</text:span>, and <text:span text:style-name="Strong_20_Emphasis">Zigbee</text:span>. </text:p>
            </text:list-item>
          </text:list>
        </text:list-item>
        <text:list-item>
          <text:p text:style-name="P20"><text:span text:style-name="Strong_20_Emphasis">Raspberry Pi</text:span>:</text:p>
          <text:list>
            <text:list-item>
              <text:p text:style-name="P37">A Raspberry Pi is a versatile single-board computer often used for IoT projects. </text:p>
            </text:list-item>
            <text:list-item>
              <text:p text:style-name="P37"><text:span text:style-name="Strong_20_Emphasis">Raspberry Pi OS</text:span> can be used to run IoT applications, and it supports programming in languages like <text:span text:style-name="Strong_20_Emphasis">Python</text:span>, <text:span text:style-name="Strong_20_Emphasis">C++</text:span>, and <text:span text:style-name="Strong_20_Emphasis">Node.js</text:span>. </text:p>
            </text:list-item>
          </text:list>
        </text:list-item>
        <text:list-item>
          <text:p text:style-name="P20"><text:span text:style-name="Strong_20_Emphasis">Microsoft Azure IoT</text:span>:</text:p>
          <text:list>
            <text:list-item>
              <text:p text:style-name="P37">A comprehensive platform for building and deploying IoT applications. </text:p>
            </text:list-item>
            <text:list-item>
              <text:p text:style-name="P37">It provides tools for device management, data storage, data analytics, and integration with machine learning models. </text:p>
            </text:list-item>
          </text:list>
        </text:list-item>
        <text:list-item>
          <text:p text:style-name="P20"><text:span text:style-name="Strong_20_Emphasis">Google Cloud IoT</text:span>:</text:p>
          <text:list>
            <text:list-item>
              <text:p text:style-name="P37">Offers a complete set of IoT tools, including device management, connectivity, analytics, and security. </text:p>
            </text:list-item>
            <text:list-item>
              <text:p text:style-name="P37">It supports integration with machine learning and artificial intelligence to analyze IoT data. </text:p>
            </text:list-item>
          </text:list>
        </text:list-item>
        <text:list-item>
          <text:p text:style-name="P20"><text:span text:style-name="Strong_20_Emphasis">ThingSpeak</text:span>:</text:p>
          <text:list>
            <text:list-item>
              <text:p text:style-name="P37">ThingSpeak is an open-source IoT platform that allows you to collect, analyze, and visualize data from sensors or IoT devices. </text:p>
            </text:list-item>
            <text:list-item>
              <text:p text:style-name="P20">It is widely used for applications in research, education, and prototyping. </text:p>
            </text:list-item>
          </text:list>
        </text:list-item>
      </text:list>
      <text:p text:style-name="Horizontal_20_Line"/>
      <text:h text:style-name="Heading_20_3" text:outline-level="3">2. <text:span text:style-name="Strong_20_Emphasis">IoT Hardware and Development Kits</text:span></text:h>
      <text:p text:style-name="Text_20_body">To build IoT solutions, you need hardware that includes sensors, actuators, and communication modules.</text:p>
      <text:h text:style-name="Heading_20_4" text:outline-level="4">Examples:</text:h>
      <text:list xml:id="list1613715435" text:style-name="L21">
        <text:list-item>
          <text:p text:style-name="P38"><text:span text:style-name="Strong_20_Emphasis">Arduino</text:span>: </text:p>
          <text:list>
            <text:list-item>
              <text:p text:style-name="P38">An open-source platform for creating IoT projects. It offers a variety of <text:span text:style-name="Strong_20_Emphasis">Arduino boards</text:span> and <text:span text:style-name="Strong_20_Emphasis">sensor modules</text:span> like temperature, humidity, and motion sensors. </text:p>
            </text:list-item>
          </text:list>
        </text:list-item>
        <text:list-item>
          <text:p text:style-name="P38"><text:span text:style-name="Strong_20_Emphasis">Raspberry Pi</text:span>: </text:p>
          <text:list>
            <text:list-item>
              <text:p text:style-name="P38">A low-cost, compact single-board computer used in many IoT projects. It supports GPIO (General Purpose Input/Output) pins for connecting sensors and actuators. </text:p>
            </text:list-item>
          </text:list>
        </text:list-item>
        <text:list-item>
          <text:p text:style-name="P38"><text:span text:style-name="Strong_20_Emphasis">ESP8266 and ESP32</text:span>: </text:p>
          <text:list>
            <text:list-item>
              <text:p text:style-name="P38">These are Wi-Fi enabled microcontrollers used in many IoT applications. The <text:span text:style-name="Strong_20_Emphasis">ESP8266</text:span> is often used for basic IoT devices, while the <text:span text:style-name="Strong_20_Emphasis">ESP32</text:span> has Bluetooth and Wi-Fi capabilities. </text:p>
            </text:list-item>
          </text:list>
        </text:list-item>
        <text:list-item>
          <text:p text:style-name="P38"><text:span text:style-name="Strong_20_Emphasis">Adafruit Feather</text:span>: </text:p>
          <text:list>
            <text:list-item>
              <text:p text:style-name="P21">A development board series that supports various sensors and modules. The Feather series is designed for low-power IoT applications. </text:p>
            </text:list-item>
          </text:list>
        </text:list-item>
      </text:list>
      <text:p text:style-name="Horizontal_20_Line"/>
      <text:h text:style-name="Heading_20_3" text:outline-level="3"><text:soft-page-break/>3. <text:span text:style-name="Strong_20_Emphasis">IoT Communication Protocols</text:span></text:h>
      <text:p text:style-name="Text_20_body">Communication between devices is central to IoT, and there are various protocols used to exchange data.</text:p>
      <text:h text:style-name="Heading_20_4" text:outline-level="4">Examples:</text:h>
      <text:list xml:id="list2318065356" text:style-name="L22">
        <text:list-item>
          <text:p text:style-name="P39"><text:span text:style-name="Strong_20_Emphasis">MQTT (Message Queuing Telemetry Transport)</text:span>: </text:p>
          <text:list>
            <text:list-item>
              <text:p text:style-name="P39">A lightweight, publish/subscribe messaging protocol used for efficient communication between IoT devices. It's widely used in IoT due to its low bandwidth and ease of implementation. </text:p>
            </text:list-item>
          </text:list>
        </text:list-item>
        <text:list-item>
          <text:p text:style-name="P39"><text:span text:style-name="Strong_20_Emphasis">CoAP (Constrained Application Protocol)</text:span>: </text:p>
          <text:list>
            <text:list-item>
              <text:p text:style-name="P39">Designed for low-power and resource-constrained devices. It is used in applications where devices communicate over the internet with minimal overhead. </text:p>
            </text:list-item>
          </text:list>
        </text:list-item>
        <text:list-item>
          <text:p text:style-name="P39"><text:span text:style-name="Strong_20_Emphasis">HTTP/HTTPS</text:span>: </text:p>
          <text:list>
            <text:list-item>
              <text:p text:style-name="P39">Though not as efficient for IoT in real-time applications, HTTP is still used for basic communication, especially for cloud-based IoT systems. </text:p>
            </text:list-item>
          </text:list>
        </text:list-item>
        <text:list-item>
          <text:p text:style-name="P39"><text:span text:style-name="Strong_20_Emphasis">Bluetooth Low Energy (BLE)</text:span>: </text:p>
          <text:list>
            <text:list-item>
              <text:p text:style-name="P39">A low-power wireless communication standard used for devices like wearables, home automation products, and healthcare sensors. </text:p>
            </text:list-item>
          </text:list>
        </text:list-item>
        <text:list-item>
          <text:p text:style-name="P39"><text:span text:style-name="Strong_20_Emphasis">LoRaWAN (Long Range Wide Area Network)</text:span>: </text:p>
          <text:list>
            <text:list-item>
              <text:p text:style-name="P22">A low-power, wide-area network protocol for long-range communication, commonly used in agriculture, smart cities, and industrial IoT applications. </text:p>
            </text:list-item>
          </text:list>
        </text:list-item>
      </text:list>
      <text:p text:style-name="Horizontal_20_Line"/>
      <text:h text:style-name="Heading_20_3" text:outline-level="3">4. <text:span text:style-name="Strong_20_Emphasis">IoT Analytics and Data Visualization Tools</text:span></text:h>
      <text:p text:style-name="Text_20_body">IoT solutions generate massive amounts of data that need to be analyzed and visualized for decision-making.</text:p>
      <text:h text:style-name="Heading_20_4" text:outline-level="4">Examples:</text:h>
      <text:list xml:id="list3951076138" text:style-name="L23">
        <text:list-item>
          <text:p text:style-name="P23"><text:span text:style-name="Strong_20_Emphasis">Power BI</text:span>:</text:p>
          <text:list>
            <text:list-item>
              <text:p text:style-name="P40">A Microsoft tool for business analytics. It allows IoT data to be visualized in the form of interactive dashboards and reports. </text:p>
            </text:list-item>
          </text:list>
        </text:list-item>
        <text:list-item>
          <text:p text:style-name="P23"><text:span text:style-name="Strong_20_Emphasis">Grafana</text:span>:</text:p>
          <text:list>
            <text:list-item>
              <text:p text:style-name="P40">A popular open-source platform used to monitor and visualize data. It integrates with IoT platforms to display real-time data from IoT devices. </text:p>
            </text:list-item>
          </text:list>
        </text:list-item>
        <text:list-item>
          <text:p text:style-name="P23"><text:span text:style-name="Strong_20_Emphasis">Kibana</text:span>:</text:p>
          <text:list>
            <text:list-item>
              <text:p text:style-name="P40">Used with the <text:span text:style-name="Strong_20_Emphasis">Elasticsearch</text:span> stack to analyze and visualize log and metric data. It's useful for IoT data management and monitoring. </text:p>
            </text:list-item>
          </text:list>
        </text:list-item>
        <text:list-item>
          <text:p text:style-name="P23"><text:span text:style-name="Strong_20_Emphasis">Tableau</text:span>:</text:p>
          <text:list>
            <text:list-item>
              <text:p text:style-name="P23">A widely used tool for visualizing and analyzing IoT data. It provides rich, interactive charts, graphs, and dashboards. </text:p>
            </text:list-item>
          </text:list>
        </text:list-item>
      </text:list>
      <text:p text:style-name="Horizontal_20_Line"/>
      <text:h text:style-name="Heading_20_3" text:outline-level="3"><text:soft-page-break/>5. <text:span text:style-name="Strong_20_Emphasis">IoT Device Management Tools</text:span></text:h>
      <text:p text:style-name="Text_20_body">Device management is crucial for large-scale IoT deployments, as it involves monitoring device health, software updates, and security.</text:p>
      <text:h text:style-name="Heading_20_4" text:outline-level="4">Examples:</text:h>
      <text:list xml:id="list2141573589" text:style-name="L24">
        <text:list-item>
          <text:p text:style-name="P41"><text:span text:style-name="Strong_20_Emphasis">Losant</text:span>: </text:p>
          <text:list>
            <text:list-item>
              <text:p text:style-name="P41">A comprehensive IoT platform for building applications that includes device management, real-time data collection, and analytics. It simplifies managing large IoT networks. </text:p>
            </text:list-item>
          </text:list>
        </text:list-item>
        <text:list-item>
          <text:p text:style-name="P41"><text:span text:style-name="Strong_20_Emphasis">AWS IoT Device Management</text:span>: </text:p>
          <text:list>
            <text:list-item>
              <text:p text:style-name="P41">Amazon's service that allows users to manage IoT devices, perform remote diagnostics, push software updates, and ensure device security. </text:p>
            </text:list-item>
          </text:list>
        </text:list-item>
        <text:list-item>
          <text:p text:style-name="P41"><text:span text:style-name="Strong_20_Emphasis">Particle</text:span>: </text:p>
          <text:list>
            <text:list-item>
              <text:p text:style-name="P24">An IoT platform that provides end-to-end solutions, including device management and cloud integration. Particle offers hardware, software, and cloud tools to develop IoT applications. </text:p>
            </text:list-item>
          </text:list>
        </text:list-item>
      </text:list>
      <text:p text:style-name="Horizontal_20_Line"/>
      <text:h text:style-name="Heading_20_3" text:outline-level="3">6. <text:span text:style-name="Strong_20_Emphasis">IoT Security Tools</text:span></text:h>
      <text:p text:style-name="Text_20_body">IoT security is a critical aspect of any IoT solution to protect devices, networks, and the data they generate.</text:p>
      <text:h text:style-name="Heading_20_4" text:outline-level="4">Examples:</text:h>
      <text:list xml:id="list3414862028" text:style-name="L25">
        <text:list-item>
          <text:p text:style-name="P25"><text:span text:style-name="Strong_20_Emphasis">Cisco IoT Security</text:span>:</text:p>
          <text:list>
            <text:list-item>
              <text:p text:style-name="P42">A suite of IoT security products that protect IoT devices and networks against cyber threats. It offers network security, data protection, and device authentication. </text:p>
            </text:list-item>
          </text:list>
        </text:list-item>
        <text:list-item>
          <text:p text:style-name="P25"><text:span text:style-name="Strong_20_Emphasis">Armis</text:span>:</text:p>
          <text:list>
            <text:list-item>
              <text:p text:style-name="P42">An IoT security platform that provides visibility into unmanaged devices and protects IoT and other devices from cyber threats. </text:p>
            </text:list-item>
          </text:list>
        </text:list-item>
        <text:list-item>
          <text:p text:style-name="P25"><text:span text:style-name="Strong_20_Emphasis">Trend Micro IoT Security</text:span>:</text:p>
          <text:list>
            <text:list-item>
              <text:p text:style-name="P25">An IoT security tool that provides endpoint protection and secure connectivity for IoT devices and networks. </text:p>
            </text:list-item>
          </text:list>
        </text:list-item>
      </text:list>
      <text:p text:style-name="Horizontal_20_Line"/>
      <text:h text:style-name="Heading_20_3" text:outline-level="3">7. <text:span text:style-name="Strong_20_Emphasis">Cloud IoT Platforms</text:span></text:h>
      <text:p text:style-name="Text_20_body">Cloud platforms are essential for managing, storing, and analyzing data from IoT devices.</text:p>
      <text:h text:style-name="Heading_20_4" text:outline-level="4">Examples:</text:h>
      <text:list xml:id="list1991230456" text:style-name="L26">
        <text:list-item>
          <text:p text:style-name="P26"><text:span text:style-name="Strong_20_Emphasis">AWS IoT Core</text:span>:</text:p>
          <text:list>
            <text:list-item>
              <text:p text:style-name="P43">A fully managed cloud service provided by Amazon Web Services to connect IoT devices to the cloud, process and store data, and integrate with other AWS services. </text:p>
            </text:list-item>
          </text:list>
        </text:list-item>
        <text:list-item>
          <text:p text:style-name="P26"><text:span text:style-name="Strong_20_Emphasis">Google Cloud IoT Core</text:span>:</text:p>
          <text:list>
            <text:list-item>
              <text:p text:style-name="P43"><text:soft-page-break/>A fully managed service from Google to securely connect, manage, and ingest data from IoT devices for analysis and integration with machine learning services. </text:p>
            </text:list-item>
          </text:list>
        </text:list-item>
        <text:list-item>
          <text:p text:style-name="P26"><text:span text:style-name="Strong_20_Emphasis">IBM Watson IoT</text:span>:</text:p>
          <text:list>
            <text:list-item>
              <text:p text:style-name="P26">IBM’s cloud platform for connecting IoT devices, processing data, and using artificial intelligence (AI) and machine learning (ML) for insights. </text:p>
            </text:list-item>
          </text:list>
        </text:list-item>
      </text:list>
      <text:p text:style-name="Horizontal_20_Line"/>
      <text:h text:style-name="Heading_20_3" text:outline-level="3">8. <text:span text:style-name="Strong_20_Emphasis">Edge Computing Tools for IoT</text:span></text:h>
      <text:p text:style-name="Text_20_body">Edge computing brings computation and data storage closer to the location where it is needed, improving response time and saving bandwidth.</text:p>
      <text:h text:style-name="Heading_20_4" text:outline-level="4">Examples:</text:h>
      <text:list xml:id="list2279842579" text:style-name="L27">
        <text:list-item>
          <text:p text:style-name="P44"><text:span text:style-name="Strong_20_Emphasis">Microsoft Azure IoT Edge</text:span>: </text:p>
          <text:list>
            <text:list-item>
              <text:p text:style-name="P44">An edge computing service that extends Azure IoT services to local devices, enabling real-time processing of IoT data. </text:p>
            </text:list-item>
          </text:list>
        </text:list-item>
        <text:list-item>
          <text:p text:style-name="P44"><text:span text:style-name="Strong_20_Emphasis">EdgeX Foundry</text:span>: </text:p>
          <text:list>
            <text:list-item>
              <text:p text:style-name="P27">An open-source platform for edge computing in IoT, designed to enable the development of IoT edge solutions. </text:p>
            </text:list-item>
          </text:list>
        </text:list-item>
      </text:list>
      <text:p text:style-name="Horizontal_20_Line"/>
      <text:h text:style-name="Heading_20_3" text:outline-level="3">Conclusion:</text:h>
      <text:p text:style-name="Text_20_body">IoT tools range from <text:span text:style-name="Strong_20_Emphasis">hardware and communication protocols</text:span> to <text:span text:style-name="Strong_20_Emphasis">cloud platforms and analytics tools</text:span>, each serving a specific purpose in the IoT ecosystem. These tools help with the development, deployment, management, security, and analysis of IoT systems, making it easier to create efficient and scalable IoT applications. Whether you're a hobbyist, researcher, or enterprise-level developer, there's a wide range of tools available to meet the needs of IoT projects.</text:p>
      <text:p text:style-name="Text_20_body"/>
      <text:p text:style-name="P18">Developing Applications Using IoT Tools:</text:p>
      <text:p text:style-name="P11">Developing Applications Using IoT Tools: A Step-by-Step Guide</text:p>
      <text:p text:style-name="P11"/>
      <text:p text:style-name="P11">Developing an IoT application involves multiple steps, from hardware selection and sensor integration to software development, cloud integration, and data analysis. Below is a step-by-step guide on how you can develop an IoT application using various IoT tools, combining both hardware and software components.</text:p>
      <text:p text:style-name="P11">Step 1: Define the IoT Application Use Case</text:p>
      <text:p text:style-name="P11"/>
      <text:p text:style-name="P11">Before diving into technical aspects, start by defining what your IoT application will do. Some common use cases include:</text:p>
      <text:p text:style-name="P11"/>
      <text:p text:style-name="P11"><text:soft-page-break/><text:s text:c="4"/>Home Automation: Controlling lighting, temperature, or security.</text:p>
      <text:p text:style-name="P11"><text:s text:c="4"/>Health Monitoring: Tracking heart rate, temperature, or activity.</text:p>
      <text:p text:style-name="P11"><text:s text:c="4"/>Smart Agriculture: Monitoring soil moisture, temperature, and weather conditions.</text:p>
      <text:p text:style-name="P11"><text:s text:c="4"/>Industrial IoT: Monitoring machinery health, temperature, or pressure.</text:p>
      <text:p text:style-name="P11"/>
      <text:p text:style-name="P11">Example Use Case:</text:p>
      <text:p text:style-name="P11"/>
      <text:p text:style-name="P11">Let’s say you're building a temperature and humidity monitoring system using IoT devices. The application will:</text:p>
      <text:p text:style-name="P11"/>
      <text:p text:style-name="P11"><text:s text:c="4"/>Collect data from a sensor (e.g., temperature and humidity sensor).</text:p>
      <text:p text:style-name="P11"><text:s text:c="4"/>Send data to a cloud platform for storage and analysis.</text:p>
      <text:p text:style-name="P11"><text:s text:c="4"/>Provide real-time analytics and visualization of the data.</text:p>
      <text:p text:style-name="P11"/>
      <text:p text:style-name="P11">Step 2: Choose the IoT Hardware (Sensors &amp; Actuators)</text:p>
      <text:p text:style-name="P11"/>
      <text:p text:style-name="P11">Select the sensors or actuators you will need to collect data from the physical world.</text:p>
      <text:p text:style-name="P11">Example Hardware:</text:p>
      <text:p text:style-name="P11"/>
      <text:p text:style-name="P11"><text:s text:c="4"/>Sensor: A DHT11/DHT22 sensor (temperature and humidity sensor).</text:p>
      <text:p text:style-name="P11"><text:s text:c="4"/>Microcontroller/Development Board: An Arduino or Raspberry Pi.</text:p>
      <text:p text:style-name="P11"><text:s text:c="4"/>Connectivity Module: A Wi-Fi module like the ESP8266 or ESP32 to send data over the internet.</text:p>
      <text:p text:style-name="P11"/>
      <text:p text:style-name="P11">Step 3: Set Up Development Environment</text:p>
      <text:p text:style-name="P11"/>
      <text:p text:style-name="P11">Install necessary software tools for programming and testing your IoT hardware.</text:p>
      <text:p text:style-name="P11">Development Platforms and Tools:</text:p>
      <text:p text:style-name="P11"/>
      <text:p text:style-name="P11"><text:s text:c="4"/>Arduino IDE (for Arduino-based development).</text:p>
      <text:p text:style-name="P11"><text:s text:c="4"/>Thonny or PyCharm (for Python development on Raspberry Pi).</text:p>
      <text:p text:style-name="P11"><text:s text:c="4"/>Visual Studio Code (for general-purpose development with IoT libraries).</text:p>
      <text:p text:style-name="P11"/>
      <text:p text:style-name="P11"><text:soft-page-break/>For Raspberry Pi or ESP32, you might need to install specific libraries or SDKs to work with sensors.</text:p>
      <text:p text:style-name="P11">Step 4: Connect Sensors to Hardware</text:p>
      <text:p text:style-name="P11"/>
      <text:p text:style-name="P11">You need to physically connect the sensors to the microcontroller (e.g., Arduino or Raspberry Pi). The wiring and pin configuration depend on the sensor and the board you are using.</text:p>
      <text:p text:style-name="P11">Example (Connecting a DHT11 sensor to Arduino):</text:p>
      <text:p text:style-name="P11"/>
      <text:p text:style-name="P11"><text:s text:c="4"/>DHT11 has three pins: VCC, GND, and DATA.</text:p>
      <text:p text:style-name="P11"><text:s text:c="4"/>Connect VCC to 5V on the Arduino, GND to GND, and DATA to an available digital pin (e.g., D2).</text:p>
      <text:p text:style-name="P11"/>
      <text:p text:style-name="P11">Step 5: Write the Code for Data Collection</text:p>
      <text:p text:style-name="P11"/>
      <text:p text:style-name="P11">Write the code to read data from the sensor and send it to the cloud or a local server.</text:p>
      <text:p text:style-name="P11">Example Code (Arduino with DHT11):</text:p>
      <text:p text:style-name="P11"/>
      <text:p text:style-name="P11">#include &lt;DHT.h&gt;</text:p>
      <text:p text:style-name="P11"/>
      <text:p text:style-name="P11">#define DHTPIN 2 <text:s text:c="9"/>// Pin connected to the data pin of DHT11</text:p>
      <text:p text:style-name="P11">#define DHTTYPE DHT11 <text:s text:c="4"/>// Define sensor type (DHT11 or DHT22)</text:p>
      <text:p text:style-name="P11">DHT dht(DHTPIN, DHTTYPE);</text:p>
      <text:p text:style-name="P11"/>
      <text:p text:style-name="P11">void setup() {</text:p>
      <text:p text:style-name="P11"><text:s text:c="2"/>Serial.begin(9600);</text:p>
      <text:p text:style-name="P11"><text:s text:c="2"/>dht.begin();</text:p>
      <text:p text:style-name="P11">}</text:p>
      <text:p text:style-name="P11"/>
      <text:p text:style-name="P11">void loop() {</text:p>
      <text:p text:style-name="P11"><text:s text:c="2"/>float humidity = dht.readHumidity();</text:p>
      <text:p text:style-name="P11"><text:s text:c="2"/>float temperature = dht.readTemperature();</text:p>
      <text:p text:style-name="P11"><text:s text:c="2"/></text:p>
      <text:p text:style-name="P11"><text:s text:c="2"/>if (isnan(humidity) || isnan(temperature)) {</text:p>
      <text:p text:style-name="P11"><text:soft-page-break/><text:s text:c="4"/>Serial.println("Failed to read from sensor!");</text:p>
      <text:p text:style-name="P11"><text:s text:c="4"/>return;</text:p>
      <text:p text:style-name="P11"><text:s text:c="2"/>}</text:p>
      <text:p text:style-name="P11"><text:s text:c="2"/></text:p>
      <text:p text:style-name="P11"><text:s text:c="2"/>Serial.print("Temperature: ");</text:p>
      <text:p text:style-name="P11"><text:s text:c="2"/>Serial.print(temperature);</text:p>
      <text:p text:style-name="P11"><text:s text:c="2"/>Serial.print(" °C\t");</text:p>
      <text:p text:style-name="P11"><text:s text:c="2"/>Serial.print("Humidity: ");</text:p>
      <text:p text:style-name="P11"><text:s text:c="2"/>Serial.print(humidity);</text:p>
      <text:p text:style-name="P11"><text:s text:c="2"/>Serial.println(" %");</text:p>
      <text:p text:style-name="P11"><text:s text:c="2"/></text:p>
      <text:p text:style-name="P11"><text:s text:c="2"/>delay(2000); <text:s/>// Delay for 2 seconds before reading again</text:p>
      <text:p text:style-name="P11">}</text:p>
      <text:p text:style-name="P11"/>
      <text:p text:style-name="P11">This code reads the temperature and humidity values from the DHT11 sensor and prints them to the serial monitor. For cloud communication, you will need to add a networking module like Wi-Fi.</text:p>
      <text:p text:style-name="P11">Step 6: Set Up Cloud Platform for Data Storage and Analysis</text:p>
      <text:p text:style-name="P11"/>
      <text:p text:style-name="P11">Once the sensor data is collected, you will need a platform to send and store the data for further analysis.</text:p>
      <text:p text:style-name="P11">Cloud Platforms to Consider:</text:p>
      <text:p text:style-name="P11"/>
      <text:p text:style-name="P11"><text:s text:c="4"/>ThingSpeak: Simple to set up and can display data with built-in visualization tools.</text:p>
      <text:p text:style-name="P11"><text:s text:c="4"/>AWS IoT Core: For scalable solutions, where you can store and analyze data on AWS cloud services.</text:p>
      <text:p text:style-name="P11"><text:s text:c="4"/>Google Cloud IoT: For integrating with Google’s cloud tools and machine learning capabilities.</text:p>
      <text:p text:style-name="P11"><text:s text:c="4"/>Microsoft Azure IoT: For creating end-to-end IoT solutions with device management, analytics, and storage.</text:p>
      <text:p text:style-name="P11"/>
      <text:p text:style-name="P11">Example: Sending Data to ThingSpeak</text:p>
      <text:p text:style-name="P11"/>
      <text:p text:style-name="P11">#include &lt;ThingSpeak.h&gt;</text:p>
      <text:p text:style-name="P11">#include &lt;ESP8266WiFi.h&gt;</text:p>
      <text:p text:style-name="P11"><text:soft-page-break/></text:p>
      <text:p text:style-name="P11">const char *ssid = "your_SSID";</text:p>
      <text:p text:style-name="P11">const char *password = "your_PASSWORD";</text:p>
      <text:p text:style-name="P11"/>
      <text:p text:style-name="P11">WiFiClient client;</text:p>
      <text:p text:style-name="P11">unsigned long myChannelNumber = 123456; <text:s/>// ThingSpeak Channel Number</text:p>
      <text:p text:style-name="P11">const char *myWriteAPIKey = "your_API_KEY"; <text:s/>// Your ThingSpeak Write API Key</text:p>
      <text:p text:style-name="P11"/>
      <text:p text:style-name="P11">void setup() {</text:p>
      <text:p text:style-name="P11"><text:s text:c="2"/>Serial.begin(9600);</text:p>
      <text:p text:style-name="P11"><text:s text:c="2"/>WiFi.begin(ssid, password);</text:p>
      <text:p text:style-name="P11"><text:s text:c="2"/></text:p>
      <text:p text:style-name="P11"><text:s text:c="2"/>while (WiFi.status() != WL_CONNECTED) {</text:p>
      <text:p text:style-name="P11"><text:s text:c="4"/>delay(1000);</text:p>
      <text:p text:style-name="P11"><text:s text:c="4"/>Serial.println("Connecting to WiFi...");</text:p>
      <text:p text:style-name="P11"><text:s text:c="2"/>}</text:p>
      <text:p text:style-name="P11"><text:s text:c="2"/></text:p>
      <text:p text:style-name="P11"><text:s text:c="2"/>ThingSpeak.begin(client);</text:p>
      <text:p text:style-name="P11">}</text:p>
      <text:p text:style-name="P11"/>
      <text:p text:style-name="P11">void loop() {</text:p>
      <text:p text:style-name="P11"><text:s text:c="2"/>float temperature = dht.readTemperature();</text:p>
      <text:p text:style-name="P11"><text:s text:c="2"/>float humidity = dht.readHumidity();</text:p>
      <text:p text:style-name="P11"><text:s text:c="2"/></text:p>
      <text:p text:style-name="P11"><text:s text:c="2"/>if (isnan(temperature) || isnan(humidity)) {</text:p>
      <text:p text:style-name="P11"><text:s text:c="4"/>Serial.println("Failed to read from sensor!");</text:p>
      <text:p text:style-name="P11"><text:s text:c="4"/>return;</text:p>
      <text:p text:style-name="P11"><text:s text:c="2"/>}</text:p>
      <text:p text:style-name="P11"><text:s text:c="2"/></text:p>
      <text:p text:style-name="P11"><text:s text:c="2"/>ThingSpeak.setField(1, temperature); <text:s/>// Set field 1 as temperature</text:p>
      <text:p text:style-name="P11"><text:s text:c="2"/>ThingSpeak.setField(2, humidity); <text:s text:c="4"/>// Set field 2 as humidity</text:p>
      <text:p text:style-name="P11"/>
      <text:p text:style-name="P11"><text:soft-page-break/><text:s text:c="2"/>int responseCode = ThingSpeak.writeFields(myChannelNumber, myWriteAPIKey);</text:p>
      <text:p text:style-name="P11"><text:s text:c="2"/>if(responseCode == 200){</text:p>
      <text:p text:style-name="P11"><text:s text:c="4"/>Serial.println("Data sent to ThingSpeak");</text:p>
      <text:p text:style-name="P11"><text:s text:c="2"/>} else {</text:p>
      <text:p text:style-name="P11"><text:s text:c="4"/>Serial.println("Error sending data to ThingSpeak");</text:p>
      <text:p text:style-name="P11"><text:s text:c="2"/>}</text:p>
      <text:p text:style-name="P11"><text:s text:c="2"/></text:p>
      <text:p text:style-name="P11"><text:s text:c="2"/>delay(2000);</text:p>
      <text:p text:style-name="P11">}</text:p>
      <text:p text:style-name="P11"/>
      <text:p text:style-name="P11">This code sends the temperature and humidity data to ThingSpeak using the ESP8266. You will need to have your ThingSpeak channel set up and an API key to write data.</text:p>
      <text:p text:style-name="P11">Step 7: Visualize and Analyze the Data</text:p>
      <text:p text:style-name="P11"/>
      <text:p text:style-name="P11">Once data is collected and sent to the cloud, use data visualization tools to present the data in a meaningful way.</text:p>
      <text:p text:style-name="P11"/>
      <text:p text:style-name="P11"><text:s text:c="4"/>ThingSpeak has built-in dashboards for plotting data in real-time.</text:p>
      <text:p text:style-name="P11"><text:s text:c="4"/>For more advanced analytics, you can use platforms like Grafana or Power BI.</text:p>
      <text:p text:style-name="P11"/>
      <text:p text:style-name="P11">Example: Visualizing Data with ThingSpeak</text:p>
      <text:p text:style-name="P11"/>
      <text:p text:style-name="P11">After uploading the code and collecting data, log into ThingSpeak and configure Live Dashboards to visualize the data in real-time. You can create:</text:p>
      <text:p text:style-name="P11"/>
      <text:p text:style-name="P11"><text:s text:c="4"/>Line charts for temperature and humidity over time.</text:p>
      <text:p text:style-name="P11"><text:s text:c="4"/>Widgets showing current values.</text:p>
      <text:p text:style-name="P11"><text:s text:c="4"/>Historical analysis based on data collected over days/weeks.</text:p>
      <text:p text:style-name="P11"/>
      <text:p text:style-name="P11">Step 8: Add Additional Features (Optional)</text:p>
      <text:p text:style-name="P11"/>
      <text:p text:style-name="P11"><text:s text:c="4"/>Real-time Notifications: Add alerts or notifications when certain thresholds are crossed (e.g., if temperature exceeds a certain value).</text:p>
      <text:p text:style-name="P11"><text:soft-page-break/><text:s text:c="4"/>Machine Learning: Integrate machine learning models to predict trends or anomalies in your IoT data (e.g., using TensorFlow Lite for embedded devices).</text:p>
      <text:p text:style-name="P11"><text:s text:c="4"/>Mobile App Integration: Build a mobile app using frameworks like React Native to remotely monitor and control your IoT devices.</text:p>
      <text:p text:style-name="P11"/>
      <text:p text:style-name="P11">Step 9: Secure Your IoT Application</text:p>
      <text:p text:style-name="P11"/>
      <text:p text:style-name="P11">Security is a critical aspect of IoT. Ensure the following:</text:p>
      <text:p text:style-name="P11"/>
      <text:p text:style-name="P11"><text:s text:c="4"/>Device Authentication: Ensure devices are properly authenticated before sending data to the cloud.</text:p>
      <text:p text:style-name="P11"><text:s text:c="4"/>Data Encryption: Use SSL/TLS to encrypt data while in transit to prevent eavesdropping.</text:p>
      <text:p text:style-name="P11"><text:s text:c="4"/>Firmware Updates: Regularly update the firmware on IoT devices to patch security vulnerabilities.</text:p>
      <text:p text:style-name="P11"/>
      <text:p text:style-name="P11">Conclusion</text:p>
      <text:p text:style-name="P11"/>
      <text:p text:style-name="P11">By following these steps and using IoT tools like Arduino IDE, Raspberry Pi, ThingSpeak, and ESP8266/ESP32, you can create a powerful IoT application. These tools and platforms help you from hardware development to cloud integration, enabling you to collect, store, and analyze data from IoT devices effective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4T14:24:39.329469229</meta:creation-date>
    <dc:date>2025-03-14T17:41:21.819701304</dc:date>
    <meta:editing-duration>PT9S</meta:editing-duration>
    <meta:editing-cycles>2</meta:editing-cycles>
    <meta:generator>LibreOffice/6.4.7.2$Linux_X86_64 LibreOffice_project/40$Build-2</meta:generator>
    <meta:document-statistic meta:table-count="0" meta:image-count="0" meta:object-count="0" meta:page-count="23" meta:paragraph-count="466" meta:word-count="4449" meta:character-count="29916" meta:non-whitespace-character-count="25235"/>
  </office:meta>
</office:document-meta>
</file>